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B0000188500000658CD6127FA.svm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Courier New" svg:font-family="'Courier New'"/>
    <style:font-face style:name="OpenSymbol" svg:font-family="OpenSymbol"/>
    <style:font-face style:name="Segoe UI" svg:font-family="'Segoe UI'"/>
    <style:font-face style:name="Symbol" svg:font-family="Symbol"/>
    <style:font-face style:name="Times New Roman1" svg:font-family="'Times New Roman'"/>
    <style:font-face style:name="Wingdings" svg:font-family="Wingding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fo:margin-left="0cm" fo:margin-right="0cm" table:align="margins"/>
    </style:style>
    <style:style style:name="Table1.A" style:family="table-column">
      <style:table-column-properties style:column-width="5.334cm" style:rel-column-width="21845*"/>
    </style:style>
    <style:style style:name="Table2" style:family="table">
      <style:table-properties style:width="16.002cm" fo:margin-left="0cm" fo:margin-right="0cm" table:align="margins"/>
    </style:style>
    <style:style style:name="Table2.A" style:family="table-column">
      <style:table-column-properties style:column-width="8.001cm" style:rel-column-width="32767*"/>
    </style:style>
    <style:style style:name="Table2.B" style:family="table-column">
      <style:table-column-properties style:column-width="8.001cm" style:rel-column-width="32768*"/>
    </style:style>
    <style:style style:name="Table3" style:family="table">
      <style:table-properties style:width="16.002cm" fo:margin-left="0cm" fo:margin-right="0cm" table:align="margins"/>
    </style:style>
    <style:style style:name="Table3.A" style:family="table-column">
      <style:table-column-properties style:column-width="8.001cm" style:rel-column-width="32767*"/>
    </style:style>
    <style:style style:name="Table3.B" style:family="table-column">
      <style:table-column-properties style:column-width="8.001cm" style:rel-column-width="32768*"/>
    </style:style>
    <style:style style:name="Table4" style:family="table">
      <style:table-properties style:width="16.011cm" fo:margin-left="-0.009cm" fo:margin-right="0cm" table:align="margins"/>
    </style:style>
    <style:style style:name="Table4.A" style:family="table-column">
      <style:table-column-properties style:column-width="3.201cm" style:rel-column-width="13106*"/>
    </style:style>
    <style:style style:name="Table4.E" style:family="table-column">
      <style:table-column-properties style:column-width="3.203cm" style:rel-column-width="13111*"/>
    </style:style>
    <style:style style:name="Table4.A1" style:family="table-cell">
      <style:table-cell-properties fo:padding="0cm" fo:border="none"/>
    </style:style>
    <style:style style:name="P1" style:family="paragraph" style:parent-style-name="Header">
      <style:paragraph-properties fo:text-align="center" style:justify-single-word="false"/>
      <style:text-properties style:font-name="Times New Roman1" fo:font-style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itre_20_2_20_Projet3GL">
      <style:paragraph-properties fo:break-before="page"/>
    </style:style>
    <style:style style:name="P4" style:family="paragraph" style:parent-style-name="Texte_20_Projet3_20_GL">
      <style:paragraph-properties fo:margin-top="0cm" fo:margin-bottom="0cm" fo:line-height="100%" fo:text-align="start" style:justify-single-word="false" style:writing-mode="lr-tb"/>
    </style:style>
    <style:style style:name="P5" style:family="paragraph" style:parent-style-name="Texte_20_Projet3_20_GL">
      <style:paragraph-properties fo:margin-top="0cm" fo:margin-bottom="0cm" fo:line-height="100%" fo:text-align="start" style:justify-single-word="false" style:writing-mode="lr-tb"/>
      <style:text-properties fo:font-size="12pt" fo:font-style="italic" fo:font-weight="bold"/>
    </style:style>
    <style:style style:name="P6" style:family="paragraph" style:parent-style-name="Texte_20_Projet3_20_GL">
      <style:paragraph-properties fo:margin-top="0cm" fo:margin-bottom="0cm" fo:line-height="100%"/>
    </style:style>
    <style:style style:name="P7" style:family="paragraph" style:parent-style-name="Texte_20_Projet3_20_GL">
      <style:paragraph-properties fo:margin-top="0cm" fo:margin-bottom="0cm" fo:line-height="100%"/>
      <style:text-properties fo:color="#000000" style:font-name="Times New Roman1" fo:font-size="13pt" fo:language="fr" fo:country="FR" fo:font-style="italic" fo:font-weight="bold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text-properties style:font-name="Times New Roman1" fo:font-size="14pt"/>
    </style:style>
    <style:style style:name="P10" style:family="paragraph" style:parent-style-name="Normal">
      <style:paragraph-properties fo:margin-top="0cm" fo:margin-bottom="0cm" fo:line-height="100%" fo:text-align="start" style:justify-single-word="false" style:writing-mode="lr-tb"/>
      <style:text-properties fo:font-size="12pt" style:font-size-asian="12pt" style:font-size-complex="12pt"/>
    </style:style>
    <style:style style:name="P11" style:family="paragraph" style:parent-style-name="Normal">
      <style:paragraph-properties fo:margin-top="0cm" fo:margin-bottom="0cm" fo:line-height="100%"/>
      <style:text-properties fo:color="#000000" style:font-name="Times New Roman1" fo:font-size="12pt" fo:font-weight="normal" style:font-size-asian="12pt" style:font-size-complex="12pt"/>
    </style:style>
    <style:style style:name="P12" style:family="paragraph" style:parent-style-name="Texte_20_Projet3_20_GL">
      <style:paragraph-properties fo:margin-top="0cm" fo:margin-bottom="0cm" fo:line-height="100%" fo:text-align="start" style:justify-single-word="false" style:writing-mode="lr-tb"/>
      <style:text-properties fo:font-size="12pt" style:font-size-asian="12pt" style:font-size-complex="12pt"/>
    </style:style>
    <style:style style:name="P13" style:family="paragraph" style:parent-style-name="Texte_20_Projet3_20_GL">
      <style:paragraph-properties fo:margin-top="0cm" fo:margin-bottom="0cm" fo:line-height="100%"/>
      <style:text-properties fo:font-size="12pt" style:font-size-asian="12pt" style:font-size-complex="12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/>
    </style:style>
    <style:style style:name="T3" style:family="text">
      <style:text-properties style:font-name="Times New Roman1" fo:font-size="12pt" fo:font-weight="normal" style:font-size-asian="12pt" style:font-size-complex="12pt"/>
    </style:style>
    <style:style style:name="T4" style:family="text">
      <style:text-properties style:font-name="Times New Roman1" fo:font-size="11pt"/>
    </style:style>
    <style:style style:name="T5" style:family="text">
      <style:text-properties style:font-name="Times New Roman1" fo:font-size="11pt" fo:font-weight="normal"/>
    </style:style>
    <style:style style:name="T6" style:family="text">
      <style:text-properties fo:font-style="italic"/>
    </style:style>
    <style:style style:name="T7" style:family="text">
      <style:text-properties fo:font-size="12pt" fo:font-style="italic" fo:font-weight="bold"/>
    </style:style>
    <style:style style:name="T8" style:family="text">
      <style:text-properties fo:font-size="12pt" fo:font-weight="normal" style:font-size-asian="12pt" style:font-size-complex="12pt"/>
    </style:style>
    <style:style style:name="T9" style:family="text">
      <style:text-properties fo:font-weight="normal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9"><draw:frame draw:style-name="fr1" draw:name="images1" text:anchor-type="paragraph" svg:x="10.615cm" svg:y="0.011cm" svg:width="5.417cm" svg:height="1.173cm" draw:z-index="0"><draw:image xlink:href="Pictures/2000000B0000188500000658CD6127FA.svm" xlink:type="simple" xlink:show="embed" xlink:actuate="onLoad"/></draw:frame>Groupe C</text:p>
        <text:p text:style-name="Normal"/>
        <text:p text:style-name="Standard"/>
        <text:p text:style-name="Normal"/>
        <text:p text:style-name="Titre_20_Document_20_Projet3GL">Compte Rendu Réunion Externe<text:span text:style-name="T6"> </text:span><text:span text:style-name="T10">3</text:span></text:p>
        <text:p text:style-name="Normal"/>
        <text:p text:style-name="En-tete_20_Cartouche_20_Projet3GL">Acteurs :</text:p>
        <table:table table:name="Table1" table:style-name="Table1">
          <table:table-column table:style-name="Table1.A" table:number-columns-repeated="3"/>
          <table:table-row>
            <table:table-cell office:value-type="string">
              <text:p text:style-name="En-tete_20_Projet3_20_GL_20_Tableau_20_Cartouche">Auteurs</text:p>
            </table:table-cell>
            <table:table-cell office:value-type="string">
              <text:p text:style-name="En-tete_20_Projet3_20_GL_20_Tableau_20_Cartouche">Approbateurs</text:p>
            </table:table-cell>
            <table:table-cell office:value-type="string">
              <text:p text:style-name="En-tete_20_Projet3_20_GL_20_Tableau_20_Cartouche">Validation</text:p>
            </table:table-cell>
          </table:table-row>
          <table:table-row>
            <table:table-cell office:value-type="string">
              <text:p text:style-name="Contenu_20_Projet3GL_20_Cartouche">Clément CARLES</text:p>
            </table:table-cell>
            <table:table-cell office:value-type="string">
              <text:p text:style-name="Contenu_20_Projet3GL_20_Cartouche">Jérémy VAZ BORGES</text:p>
              <text:p text:style-name="Contenu_20_Projet3GL_20_Cartouche">Quentin CHEYNET</text:p>
              <text:p text:style-name="Contenu_20_Projet3GL_20_Cartouche">Jean-Philippe HUGUET</text:p>
            </table:table-cell>
            <table:table-cell office:value-type="string">
              <text:p text:style-name="Contenu_20_Projet3GL_20_Cartouche">Olivier MICHALON</text:p>
            </table:table-cell>
          </table:table-row>
          <table:table-row>
            <table:table-cell office:value-type="string">
              <text:p text:style-name="P8"><text:span text:style-name="En-tete_20_Cartouche_20_Projet3GL_20_Car_5f_text_5f_text">Rédigé le :</text:span><text:span text:style-name="Contenu_20_Projet3GL_20_Cartouche_20_Car_5f_text_5f_text"> 13/11/2013</text:span></text:p>
            </table:table-cell>
            <table:table-cell office:value-type="string">
              <text:p text:style-name="P8"><text:span text:style-name="En-tete_20_Cartouche_20_Projet3GL_20_Car_5f_text_5f_text">Approuvé le :</text:span><text:span text:style-name="Contenu_20_Projet3GL_20_Cartouche_20_Car_5f_text_5f_text"> 14/11/2013</text:span></text:p>
            </table:table-cell>
            <table:table-cell office:value-type="string">
              <text:p text:style-name="P8"><text:span text:style-name="En-tete_20_Cartouche_20_Projet3GL_20_Car_5f_text_5f_text">Validé le :</text:span></text:p>
            </table:table-cell>
          </table:table-row>
        </table:table>
        <text:p text:style-name="En-tete_20_Cartouche_20_Projet3GL"/>
        <text:p text:style-name="En-tete_20_Cartouche_20_Projet3GL">Diffusion :</text:p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En-tete_20_Projet3_20_GL_20_Tableau_20_Cartouche">Diffusion</text:p>
            </table:table-cell>
            <table:table-cell office:value-type="string">
              <text:p text:style-name="En-tete_20_Projet3_20_GL_20_Tableau_20_Cartouche">Externe</text:p>
            </table:table-cell>
          </table:table-row>
          <table:table-row>
            <table:table-cell office:value-type="string">
              <text:p text:style-name="Contenu_20_Projet3GL_20_Cartouche">À :</text:p>
            </table:table-cell>
            <table:table-cell office:value-type="string">
              <text:p text:style-name="Contenu_20_Projet3GL_20_Cartouche">Olivier MICHALON</text:p>
            </table:table-cell>
          </table:table-row>
          <table:table-row>
            <table:table-cell office:value-type="string">
              <text:p text:style-name="Contenu_20_Projet3GL_20_Cartouche">Copie à : </text:p>
            </table:table-cell>
            <table:table-cell office:value-type="string">
              <text:p text:style-name="Contenu_20_Projet3GL_20_Cartouche">Jérémy VAZ BORGES</text:p>
              <text:p text:style-name="Contenu_20_Projet3GL_20_Cartouche">Quentin CHEYNET</text:p>
              <text:p text:style-name="Contenu_20_Projet3GL_20_Cartouche">Sébastien TROUSSE</text:p>
              <text:p text:style-name="Contenu_20_Projet3GL_20_Cartouche">Jean-Philippe HUGUET</text:p>
              <text:p text:style-name="Contenu_20_Projet3GL_20_Cartouche">Clément CARLES</text:p>
            </table:table-cell>
          </table:table-row>
        </table:table>
        <text:p text:style-name="En-tete_20_Cartouche_20_Projet3GL"/>
        <text:p text:style-name="En-tete_20_Cartouche_20_Projet3GL">Document de référence :</text:p>
        <table:table table:name="Table3" table:style-name="Table3">
          <table:table-column table:style-name="Table3.A"/>
          <table:table-column table:style-name="Table3.B"/>
          <table:table-row>
            <table:table-cell office:value-type="string">
              <text:p text:style-name="En-tete_20_Projet3_20_GL_20_Tableau_20_Cartouche">Libellé</text:p>
            </table:table-cell>
            <table:table-cell office:value-type="string">
              <text:p text:style-name="En-tete_20_Projet3_20_GL_20_Tableau_20_Cartouche">Document</text:p>
            </table:table-cell>
          </table:table-row>
          <table:table-row>
            <table:table-cell office:value-type="string">
              <text:p text:style-name="Contenu_20_Projet3GL_20_Cartouche"/>
            </table:table-cell>
            <table:table-cell office:value-type="string">
              <text:p text:style-name="Contenu_20_Projet3GL_20_Cartouche"/>
            </table:table-cell>
          </table:table-row>
        </table:table>
        <text:p text:style-name="En-tete_20_Cartouche_20_Projet3GL"/>
        <text:p text:style-name="En-tete_20_Cartouche_20_Projet3GL">Historique :</text:p>
        <table:table table:name="Table4" table:style-name="Table4">
          <table:table-column table:style-name="Table4.A" table:number-columns-repeated="4"/>
          <table:table-column table:style-name="Table4.E"/>
          <table:table-row>
            <table:table-cell table:style-name="Table4.A1" office:value-type="string">
              <text:p text:style-name="En-tete_20_Projet3_20_GL_20_Tableau_20_Cartouche">N° Version</text:p>
            </table:table-cell>
            <table:table-cell table:style-name="Table4.A1" office:value-type="string">
              <text:p text:style-name="En-tete_20_Projet3_20_GL_20_Tableau_20_Cartouche">Auteurs</text:p>
            </table:table-cell>
            <table:table-cell table:style-name="Table4.A1" office:value-type="string">
              <text:p text:style-name="En-tete_20_Projet3_20_GL_20_Tableau_20_Cartouche">Approbateurs</text:p>
            </table:table-cell>
            <table:table-cell table:style-name="Table4.A1" office:value-type="string">
              <text:p text:style-name="En-tete_20_Projet3_20_GL_20_Tableau_20_Cartouche">Date</text:p>
            </table:table-cell>
            <table:table-cell table:style-name="Table4.A1" office:value-type="string">
              <text:p text:style-name="En-tete_20_Projet3_20_GL_20_Tableau_20_Cartouche">Historique des évolutions</text:p>
            </table:table-cell>
          </table:table-row>
          <table:table-row>
            <table:table-cell table:style-name="Table4.A1" office:value-type="string">
              <text:p text:style-name="Contenu_20_Projet3GL_20_Cartouche">3.0</text:p>
            </table:table-cell>
            <table:table-cell table:style-name="Table4.A1" office:value-type="string">
              <text:p text:style-name="Contenu_20_Projet3GL_20_Cartouche">Clément CARLES</text:p>
            </table:table-cell>
            <table:table-cell table:style-name="Table4.A1" office:value-type="string">
              <text:p text:style-name="Texte_20_Temporaire_20_Projet3GL"/>
            </table:table-cell>
            <table:table-cell table:style-name="Table4.A1" office:value-type="string">
              <text:p text:style-name="Contenu_20_Projet3GL_20_Cartouche">13/11/2013</text:p>
            </table:table-cell>
            <table:table-cell table:style-name="Table4.A1" office:value-type="string">
              <text:p text:style-name="Contenu_20_Projet3GL_20_Cartouche">Création du document</text:p>
            </table:table-cell>
          </table:table-row>
          <table:table-row>
            <table:table-cell table:style-name="Table4.A1" office:value-type="string">
              <text:p text:style-name="Contenu_20_Projet3GL_20_Cartouche">3.1</text:p>
            </table:table-cell>
            <table:table-cell table:style-name="Table4.A1" office:value-type="string">
              <text:p text:style-name="Contenu_20_Projet3GL_20_Cartouche">Clément CARLES</text:p>
            </table:table-cell>
            <table:table-cell table:style-name="Table4.A1" office:value-type="string">
              <text:p text:style-name="Contenu_20_Projet3GL_20_Cartouche">Jérémy VAZ BORGES</text:p>
            </table:table-cell>
            <table:table-cell table:style-name="Table4.A1" office:value-type="string">
              <text:p text:style-name="Contenu_20_Projet3GL_20_Cartouche">13/11/2013</text:p>
            </table:table-cell>
            <table:table-cell table:style-name="Table4.A1" office:value-type="string">
              <text:p text:style-name="Contenu_20_Projet3GL_20_Cartouche">Correction des fautes</text:p>
            </table:table-cell>
          </table:table-row>
          <table:table-row>
            <table:table-cell table:style-name="Table4.A1" office:value-type="string">
              <text:p text:style-name="Contenu_20_Projet3GL_20_Cartouche">3.2</text:p>
            </table:table-cell>
            <table:table-cell table:style-name="Table4.A1" office:value-type="string">
              <text:p text:style-name="Contenu_20_Projet3GL_20_Cartouche">Quentin CHEYNET</text:p>
            </table:table-cell>
            <table:table-cell table:style-name="Table4.A1" office:value-type="string">
              <text:p text:style-name="Contenu_20_Projet3GL_20_Cartouche">Clément CARLES</text:p>
              <text:p text:style-name="Contenu_20_Projet3GL_20_Cartouche">Jean-Philippe HUGUET</text:p>
            </table:table-cell>
            <table:table-cell table:style-name="Table4.A1" office:value-type="string">
              <text:p text:style-name="Contenu_20_Projet3GL_20_Cartouche">14/11/2013</text:p>
            </table:table-cell>
            <table:table-cell table:style-name="Table4.A1" office:value-type="string">
              <text:p text:style-name="Contenu_20_Projet3GL_20_Cartouche">Correction de fautes</text:p>
            </table:table-cell>
          </table:table-row>
        </table:table>
        <text:p text:style-name="Contenu_20_Projet3GL_20_Cartouche"/>
        <text:p text:style-name="Normal"/>
        <text:p text:style-name="Standard"/>
        <text:p text:style-name="P3"/>
        <text:p text:style-name="Titre_20_2_20_Projet3GL">Compte Rendu Réunion Externe 3</text:p>
        <text:p text:style-name="Texte_20_Projet3_20_GL"/>
        <text:p text:style-name="Titre_20_3_20_Projet3GL">Participants de la réunion :</text:p>
        <text:p text:style-name="Texte_20_Projet3_20_GL"/>
        <text:p text:style-name="Texte_20_Projet3_20_GL">Quentin CHEYNET</text:p>
        <text:p text:style-name="Texte_20_Projet3_20_GL">Jean-Philippe HUGUET</text:p>
        <text:p text:style-name="Texte_20_Projet3_20_GL">Clément CARLES</text:p>
        <text:p text:style-name="Texte_20_Projet3_20_GL"/>
        <text:p text:style-name="Titre_20_3_20_Projet3GL">Absents à la réunion :</text:p>
        <text:p text:style-name="Normal"><text:span text:style-name="T2">Guillaume BROC (quitte le projet)<text:line-break/>Sébastien TROUSSE (excusé)</text:span><text:span text:style-name="T1"><text:line-break/></text:span><text:span text:style-name="T2">Jérémy VAZ BORGES (excusé)</text:span></text:p>
        <text:p text:style-name="Texte_20_Projet3_20_GL"/>
        <text:p text:style-name="Texte_20_Projet3_20_GL">Compte rendu de la réunion externe 3 du 13 Novembre 2013</text:p>
        <text:p text:style-name="Texte_20_Projet3_20_GL">À Faculté des Sciences de Luminy, 163 av de Luminy, 13009 Marseille</text:p>
        <text:p text:style-name="Texte_20_Projet3_20_GL"/>
        <text:p text:style-name="Texte_20_Projet3_20_GL">Réunion externe 3 du projet 3 V3.2</text:p>
        <text:p text:style-name="Texte_20_Projet3_20_GL"/>
        <text:p text:style-name="Texte_20_Projet3_20_GL"/>
        <text:p text:style-name="P4">Pour cette itération, le client nous a fait part de son avis au sujet de notre premier prototype qui a principalement porté sur le choix des touches pour le jeu ,ainsi que sur divers détails.</text:p>
        <text:p text:style-name="P4"/>
        <text:p text:style-name="P5">La configuration des touches :</text:p>
        <text:p text:style-name="P12"><text:tab/>- ﻿<text:span text:style-name="T1">Utiliser les flèches directionnelles</text:span> , la flèche du bas servant à poser les bombes, </text:p>
        <text:p text:style-name="P12"><text:tab/><text:span text:style-name="T1">celle du haut au saut et les autres aux déplacements latéraux . </text:span></text:p>
        <text:p text:style-name="P10"/>
        <text:p text:style-name="P12"><text:tab/>- La touche espace sert à faire exploser les bombes qui se déclenchent à distance.</text:p>
        <text:p text:style-name="P13"/>
        <text:p text:style-name="P6"/>
        <text:p text:style-name="P7">Le gameplay :</text:p>
        <text:p text:style-name="P11"><text:tab/>- Les personnages et les bombes sont traversables (ne sont pas bloquant à la <text:tab/>différence des briques).</text:p>
        <text:p text:style-name="P8"/>
        <text:p text:style-name="P8"/>
        <text:p text:style-name="Texte_20_Projet3_20_GL"><text:span text:style-name="T7">Graphique :</text:span>﻿</text:p>
        <text:p text:style-name="P8"><text:span text:style-name="T9"><text:tab/></text:span><text:span text:style-name="T8">-L</text:span><text:span text:style-name="T3">es sprites des bonus nous seront envoyés par le client.</text:span></text:p>
        <text:p text:style-name="P8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 Light" svg:font-family="'Calibri Light'"/>
    <style:font-face style:name="Courier New" svg:font-family="'Courier New'"/>
    <style:font-face style:name="OpenSymbol" svg:font-family="OpenSymbol"/>
    <style:font-face style:name="Segoe UI" svg:font-family="'Segoe UI'"/>
    <style:font-face style:name="Symbol" svg:font-family="Symbol"/>
    <style:font-face style:name="Times New Roman1" svg:font-family="'Times New Roman'"/>
    <style:font-face style:name="Wingdings" svg:font-family="Wingding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49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fo:line-height="100%"/>
      <style:text-properties style:font-name="Calibri Light" fo:font-size="28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Paragraphe_20_de_20_liste" style:display-name="Paragraphe de liste" style:family="paragraph" style:parent-style-name="Normal">
      <style:paragraph-properties fo:margin="100%" fo:margin-left="1.27cm" fo:margin-right="0cm" fo:text-indent="0cm" style:auto-text-indent="false"/>
    </style:style>
    <style:style style:name="En-tete_20_Projet3_20_GL_20_Tableau_20_Cartouche" style:display-name="En-tete Projet3 GL Tableau Cartouche" style:family="paragraph" style:parent-style-name="Normal">
      <style:paragraph-properties fo:margin-top="0cm" fo:margin-bottom="0cm" fo:line-height="100%"/>
      <style:text-properties style:font-name="Times New Roman1" fo:font-weight="bold"/>
    </style:style>
    <style:style style:name="En-tete_20_Cartouche_20_Projet3GL" style:display-name="En-tete Cartouche Projet3GL" style:family="paragraph" style:parent-style-name="Normal">
      <style:text-properties style:font-name="Times New Roman1" fo:font-weight="bold"/>
    </style:style>
    <style:style style:name="Révision" style:family="paragraph">
      <style:text-properties fo:font-size="11pt"/>
    </style:style>
    <style:style style:name="Titre_20_2_20_Projet3GL" style:display-name="Titre 2 Projet3GL" style:family="paragraph" style:parent-style-name="Heading_20_2">
      <style:paragraph-properties fo:text-align="center" style:justify-single-word="false"/>
      <style:text-properties style:font-name="Times New Roman1" fo:font-size="16pt"/>
    </style:style>
    <style:style style:name="Normal" style:family="paragraph"/>
    <style:style style:name="R_5c_u233_20__3f_vision" style:display-name="R\u233 ?vision" style:family="paragraph">
      <style:text-properties fo:font-size="11pt"/>
    </style:style>
    <style:style style:name="Contenu_20_Projet3GL_20_Cartouche" style:display-name="Contenu Projet3GL Cartouche" style:family="paragraph" style:parent-style-name="Normal">
      <style:paragraph-properties fo:margin-top="0cm" fo:margin-bottom="0cm" fo:line-height="100%"/>
      <style:text-properties style:font-name="Times New Roman1"/>
    </style:style>
    <style:style style:name="Texte_20_de_20_bulles" style:display-name="Texte de bulles" style:family="paragraph" style:parent-style-name="Normal">
      <style:paragraph-properties fo:margin-top="0cm" fo:margin-bottom="0cm" fo:line-height="100%"/>
      <style:text-properties style:font-name="Segoe UI" fo:font-size="9pt"/>
    </style:style>
    <style:style style:name="Heading_20_1" style:display-name="Heading 1" style:family="paragraph" style:parent-style-name="Normal" style:next-style-name="Normal" style:class="text">
      <style:paragraph-properties fo:margin-top="0.423cm" fo:margin-bottom="0cm" fo:keep-with-next="always"/>
      <style:text-properties fo:color="#2e74b5" style:font-name="Calibri Light" fo:font-size="16pt"/>
    </style:style>
    <style:style style:name="Heading_20_2" style:display-name="Heading 2" style:family="paragraph" style:parent-style-name="Normal" style:next-style-name="Normal" style:class="text">
      <style:paragraph-properties fo:margin-top="0.071cm" fo:margin-bottom="0cm" fo:keep-with-next="always"/>
      <style:text-properties fo:color="#2e74b5" style:font-name="Calibri Light" fo:font-size="13pt"/>
    </style:style>
    <style:style style:name="Heading_20_3" style:display-name="Heading 3" style:family="paragraph" style:parent-style-name="Normal" style:next-style-name="Normal" style:class="text">
      <style:paragraph-properties fo:margin-top="0.071cm" fo:margin-bottom="0cm" fo:keep-with-next="always"/>
      <style:text-properties fo:color="#1f4d78" style:font-name="Calibri Light" fo:font-size="12pt"/>
    </style:style>
    <style:style style:name="Heading_20_4" style:display-name="Heading 4" style:family="paragraph" style:parent-style-name="Normal" style:next-style-name="Normal" style:class="text">
      <style:paragraph-properties fo:margin-top="0.071cm" fo:margin-bottom="0cm" fo:keep-with-next="always"/>
      <style:text-properties fo:color="#2e74b5" style:font-name="Calibri Light" fo:font-style="italic"/>
    </style:style>
    <style:style style:name="Texte_20_Temporaire_20_Projet3GL" style:display-name="Texte Temporaire Projet3GL" style:family="paragraph" style:parent-style-name="Normal">
      <style:paragraph-properties fo:margin-top="0cm" fo:margin-bottom="0cm" fo:line-height="100%"/>
      <style:text-properties style:font-name="Times New Roman1" fo:font-style="italic"/>
    </style:style>
    <style:style style:name="Titre_20_3_20_Projet3GL" style:display-name="Titre 3 Projet3GL" style:family="paragraph" style:parent-style-name="Heading_20_3">
      <style:paragraph-properties fo:text-align="start" style:justify-single-word="false"/>
      <style:text-properties fo:color="#2e74b5" style:font-name="Times New Roman1" fo:font-size="14pt"/>
    </style:style>
    <style:style style:name="Footer" style:family="paragraph" style:parent-style-name="Normal" style:class="extra">
      <style:paragraph-properties fo:margin-top="0cm" fo:margin-bottom="0cm" fo:line-height="100%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exte_20_Projet3_20_GL" style:display-name="Texte Projet3 GL" style:family="paragraph" style:parent-style-name="Normal">
      <style:paragraph-properties fo:margin-top="0cm" fo:margin-bottom="0cm" fo:line-height="100%" fo:text-align="justify" style:justify-single-word="false"/>
      <style:text-properties style:font-name="Times New Roman1" fo:font-size="12pt"/>
    </style:style>
    <style:style style:name="Header" style:family="paragraph" style:parent-style-name="Normal" style:class="extra">
      <style:paragraph-properties fo:margin-top="0cm" fo:margin-bottom="0cm" fo:line-height="100%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itre4_20_Projet3GL" style:display-name="Titre4 Projet3GL" style:family="paragraph" style:parent-style-name="Heading_20_4" style:next-style-name="Heading_20_4">
      <style:paragraph-properties fo:line-height="100%"/>
      <style:text-properties fo:color="#8496b0" style:font-name="Times New Roman1" fo:font-size="13pt" fo:font-weight="bold"/>
    </style:style>
    <style:style style:name="Titre_20_Document_20_Projet3GL" style:display-name="Titre Document Projet3GL" style:family="paragraph" style:parent-style-name="Heading">
      <style:paragraph-properties fo:text-align="center" style:justify-single-word="false"/>
      <style:text-properties style:font-name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_5f_CharLFO4LVL4_5f_text_5f_text" style:display-name="WW_CharLFO4LVL4_text_text" style:family="text">
      <style:text-properties style:font-name="Symbol"/>
    </style:style>
    <style:style style:name="Texte_20_Temporaire_20_Projet3GL_20_Car_5f_text_5f_text" style:display-name="Texte Temporaire Projet3GL Car_text_text" style:family="text">
      <style:text-properties style:font-name="Times New Roman1" fo:font-size="11pt" fo:font-style="italic"/>
    </style:style>
    <style:style style:name="WW_5f_CharLFO2LVL6_5f_text_5f_text" style:display-name="WW_CharLFO2LVL6_text_text" style:family="text">
      <style:text-properties style:font-name="Wingdings"/>
    </style:style>
    <style:style style:name="WW_5f_CharLFO4LVL5_5f_text_5f_text" style:display-name="WW_CharLFO4LVL5_text_text" style:family="text">
      <style:text-properties style:font-name="Courier New"/>
    </style:style>
    <style:style style:name="WW_5f_CharLFO1LVL4_5f_text_5f_text" style:display-name="WW_CharLFO1LVL4_text_text" style:family="text">
      <style:text-properties style:font-name="Symbol"/>
    </style:style>
    <style:style style:name="Bullet_20_Symbols_5f_text_5f_text" style:display-name="Bullet Symbols_text_text" style:family="text">
      <style:text-properties style:font-name="OpenSymbol"/>
    </style:style>
    <style:style style:name="WW_5f_CharLFO2LVL1_5f_text_5f_text" style:display-name="WW_CharLFO2LVL1_text_text" style:family="text">
      <style:text-properties style:font-name="Symbol"/>
    </style:style>
    <style:style style:name="Texte_20_Projet3_20_GL_20_Car_5f_text_5f_text" style:display-name="Texte Projet3 GL Car_text_text" style:family="text">
      <style:text-properties style:font-name="Times New Roman1" fo:font-size="12pt"/>
    </style:style>
    <style:style style:name="WW_5f_CharLFO1LVL5_5f_text_5f_text" style:display-name="WW_CharLFO1LVL5_text_text" style:family="text">
      <style:text-properties style:font-name="Courier New"/>
    </style:style>
    <style:style style:name="WW_5f_CharLFO3LVL4_5f_text_5f_text" style:display-name="WW_CharLFO3LVL4_text_text" style:family="text">
      <style:text-properties style:font-name="Symbol"/>
    </style:style>
    <style:style style:name="WW_5f_CharLFO3LVL3_5f_text_5f_text" style:display-name="WW_CharLFO3LVL3_text_text" style:family="text">
      <style:text-properties style:font-name="Wingdings"/>
    </style:style>
    <style:style style:name="WW_5f_CharLFO3LVL6_5f_text_5f_text" style:display-name="WW_CharLFO3LVL6_text_text" style:family="text">
      <style:text-properties style:font-name="Wingdings"/>
    </style:style>
    <style:style style:name="WW_5f_CharLFO2LVL3_5f_text_5f_text" style:display-name="WW_CharLFO2LVL3_text_text" style:family="text">
      <style:text-properties style:font-name="Wingdings"/>
    </style:style>
    <style:style style:name="Titre_20_4_20_Car_5f_text_5f_text" style:display-name="Titre 4 Car_text_text" style:family="text">
      <style:text-properties fo:color="#2e74b5" style:font-name="Calibri Light" fo:font-size="11pt" fo:font-style="italic"/>
    </style:style>
    <style:style style:name="WW_5f_CharLFO1LVL1_5f_text_5f_text" style:display-name="WW_CharLFO1LVL1_text_text" style:family="text">
      <style:text-properties style:font-name="Symbol"/>
    </style:style>
    <style:style style:name="Emphase_20_pâle_5f_text_5f_text" style:display-name="Emphase pâle_text_text" style:family="text">
      <style:text-properties fo:color="#404040" fo:font-style="italic"/>
    </style:style>
    <style:style style:name="WW_5f_CharLFO4LVL9_5f_text_5f_text" style:display-name="WW_CharLFO4LVL9_text_text" style:family="text">
      <style:text-properties style:font-name="Wingdings"/>
    </style:style>
    <style:style style:name="WW_5f_CharLFO1LVL2_5f_text_5f_text" style:display-name="WW_CharLFO1LVL2_text_text" style:family="text">
      <style:text-properties style:font-name="Courier New"/>
    </style:style>
    <style:style style:name="WW_5f_CharLFO2LVL2_5f_text_5f_text" style:display-name="WW_CharLFO2LVL2_text_text" style:family="text">
      <style:text-properties style:font-name="Courier New"/>
    </style:style>
    <style:style style:name="WW_5f_CharLFO4LVL1_5f_text_5f_text" style:display-name="WW_CharLFO4LVL1_text_text" style:family="text">
      <style:text-properties style:font-name="Symbol"/>
    </style:style>
    <style:style style:name="WW_5f_CharLFO1LVL9_5f_text_5f_text" style:display-name="WW_CharLFO1LVL9_text_text" style:family="text">
      <style:text-properties style:font-name="Wingdings"/>
    </style:style>
    <style:style style:name="WW_5f_CharLFO3LVL8_5f_text_5f_text" style:display-name="WW_CharLFO3LVL8_text_text" style:family="text">
      <style:text-properties style:font-name="Courier New"/>
    </style:style>
    <style:style style:name="Titre_20_3_20_Car_5f_text_5f_text" style:display-name="Titre 3 Car_text_text" style:family="text">
      <style:text-properties fo:color="#1f4d78" style:font-name="Calibri Light" fo:font-size="12pt"/>
    </style:style>
    <style:style style:name="Titre_20_3_20_Projet3GL_20_Car_5f_text_5f_text" style:display-name="Titre 3 Projet3GL Car_text_text" style:family="text" style:parent-style-name="Titre_20_3_20_Car_5f_text_5f_text">
      <style:text-properties fo:color="#2e74b5" style:font-name="Times New Roman1" fo:font-size="14pt"/>
    </style:style>
    <style:style style:name="WW_5f_CharLFO3LVL9_5f_text_5f_text" style:display-name="WW_CharLFO3LVL9_text_text" style:family="text">
      <style:text-properties style:font-name="Wingdings"/>
    </style:style>
    <style:style style:name="Titre_20_Car1_5f_text_5f_text" style:display-name="Titre Car1_text_text" style:family="text">
      <style:text-properties style:font-name="Calibri Light" fo:font-size="28pt"/>
    </style:style>
    <style:style style:name="WW_5f_CharLFO4LVL6_5f_text_5f_text" style:display-name="WW_CharLFO4LVL6_text_text" style:family="text">
      <style:text-properties style:font-name="Wingdings"/>
    </style:style>
    <style:style style:name="Titre4_20_Projet3GL_20_Car_5f_text_5f_text" style:display-name="Titre4 Projet3GL Car_text_text" style:family="text">
      <style:text-properties fo:color="#8496b0" style:font-name="Times New Roman1" fo:font-size="13pt" fo:font-style="italic" fo:font-weight="bold"/>
    </style:style>
    <style:style style:name="WW_5f_CharLFO2LVL8_5f_text_5f_text" style:display-name="WW_CharLFO2LVL8_text_text" style:family="text">
      <style:text-properties style:font-name="Courier New"/>
    </style:style>
    <style:style style:name="WW_5f_CharLFO4LVL7_5f_text_5f_text" style:display-name="WW_CharLFO4LVL7_text_text" style:family="text">
      <style:text-properties style:font-name="Symbol"/>
    </style:style>
    <style:style style:name="WW_5f_CharLFO1LVL6_5f_text_5f_text" style:display-name="WW_CharLFO1LVL6_text_text" style:family="text">
      <style:text-properties style:font-name="Wingdings"/>
    </style:style>
    <style:style style:name="WW_5f_CharLFO3LVL5_5f_text_5f_text" style:display-name="WW_CharLFO3LVL5_text_text" style:family="text">
      <style:text-properties style:font-name="Courier New"/>
    </style:style>
    <style:style style:name="Titre_20_2_20_Projet3GL_20_Car_5f_text_5f_text" style:display-name="Titre 2 Projet3GL Car_text_text" style:family="text" style:parent-style-name="Titre_20_2_20_Car1_5f_text_5f_text">
      <style:text-properties fo:color="#2e74b5" style:font-name="Times New Roman1" fo:font-size="16pt"/>
    </style:style>
    <style:style style:name="Contenu_20_Projet3GL_20_Cartouche_20_Car_5f_text_5f_text" style:display-name="Contenu Projet3GL Cartouche Car_text_text" style:family="text">
      <style:text-properties style:font-name="Times New Roman1" fo:font-size="11pt"/>
    </style:style>
    <style:style style:name="WW_5f_CharLFO4LVL2_5f_text_5f_text" style:display-name="WW_CharLFO4LVL2_text_text" style:family="text">
      <style:text-properties style:font-name="Courier New"/>
    </style:style>
    <style:style style:name="WW_5f_CharLFO1LVL7_5f_text_5f_text" style:display-name="WW_CharLFO1LVL7_text_text" style:family="text">
      <style:text-properties style:font-name="Symbol"/>
    </style:style>
    <style:style style:name="Titre_20_2_20_Car1_5f_text_5f_text" style:display-name="Titre 2 Car1_text_text" style:family="text">
      <style:text-properties fo:color="#2e74b5" style:font-name="Calibri Light" fo:font-size="13pt"/>
    </style:style>
    <style:style style:name="Titre_20_1_20_Car_5f_text_5f_text" style:display-name="Titre 1 Car_text_text" style:family="text">
      <style:text-properties fo:color="#2e74b5" style:font-name="Calibri Light" fo:font-size="16pt"/>
    </style:style>
    <style:style style:name="WW_5f_CharLFO2LVL4_5f_text_5f_text" style:display-name="WW_CharLFO2LVL4_text_text" style:family="text">
      <style:text-properties style:font-name="Symbol"/>
    </style:style>
    <style:style style:name="WW_5f_CharLFO4LVL3_5f_text_5f_text" style:display-name="WW_CharLFO4LVL3_text_text" style:family="text">
      <style:text-properties style:font-name="Wingdings"/>
    </style:style>
    <style:style style:name="WW_5f_CharLFO3LVL1_5f_text_5f_text" style:display-name="WW_CharLFO3LVL1_text_text" style:family="text">
      <style:text-properties style:font-name="Symbol"/>
    </style:style>
    <style:style style:name="En-tete_20_Cartouche_20_Projet3GL_20_Car_5f_text_5f_text" style:display-name="En-tete Cartouche Projet3GL Car_text_text" style:family="text">
      <style:text-properties style:font-name="Times New Roman1" fo:font-size="11pt" fo:font-weight="bold"/>
    </style:style>
    <style:style style:name="WW_5f_CharLFO1LVL3_5f_text_5f_text" style:display-name="WW_CharLFO1LVL3_text_text" style:family="text">
      <style:text-properties style:font-name="Wingdings"/>
    </style:style>
    <style:style style:name="WW_5f_CharLFO3LVL2_5f_text_5f_text" style:display-name="WW_CharLFO3LVL2_text_text" style:family="text">
      <style:text-properties style:font-name="Courier New"/>
    </style:style>
    <style:style style:name="Texte_20_de_20_bulles_20_Car_5f_text_5f_text" style:display-name="Texte de bulles Car_text_text" style:family="text">
      <style:text-properties style:font-name="Segoe UI" fo:font-size="9pt"/>
    </style:style>
    <style:style style:name="Titre_20_Car_5f_text_5f_text" style:display-name="Titre Car_text_text" style:family="text">
      <style:text-properties style:font-name="Calibri Light" fo:font-size="28pt"/>
    </style:style>
    <style:style style:name="Titre_20_Document_20_Projet3GL_20_Car_5f_text_5f_text" style:display-name="Titre Document Projet3GL Car_text_text" style:family="text" style:parent-style-name="Titre_20_Car1_5f_text_5f_text">
      <style:text-properties style:font-name="Times New Roman1" fo:font-size="28pt"/>
    </style:style>
    <style:style style:name="En-tete_20_Projet3_20_GL_20_Tableau_20_Cartouche_20_Car_5f_text_5f_text" style:display-name="En-tete Projet3 GL Tableau Cartouche Car_text_text" style:family="text">
      <style:text-properties style:font-name="Times New Roman1" fo:font-size="11pt" fo:font-weight="bold"/>
    </style:style>
    <style:style style:name="Titre_20_2_20_Car_5f_text_5f_text" style:display-name="Titre 2 Car_text_text" style:family="text">
      <style:text-properties fo:color="#2e74b5" style:font-name="Calibri Light" fo:font-size="13pt"/>
    </style:style>
    <style:style style:name="WW_5f_CharLFO2LVL7_5f_text_5f_text" style:display-name="WW_CharLFO2LVL7_text_text" style:family="text">
      <style:text-properties style:font-name="Symbol"/>
    </style:style>
    <style:style style:name="WW_5f_CharLFO2LVL9_5f_text_5f_text" style:display-name="WW_CharLFO2LVL9_text_text" style:family="text">
      <style:text-properties style:font-name="Wingdings"/>
    </style:style>
    <style:style style:name="WW_5f_CharLFO4LVL8_5f_text_5f_text" style:display-name="WW_CharLFO4LVL8_text_text" style:family="text">
      <style:text-properties style:font-name="Courier New"/>
    </style:style>
    <style:style style:name="WW_5f_CharLFO1LVL8_5f_text_5f_text" style:display-name="WW_CharLFO1LVL8_text_text" style:family="text">
      <style:text-properties style:font-name="Courier New"/>
    </style:style>
    <style:style style:name="WW_5f_CharLFO3LVL7_5f_text_5f_text" style:display-name="WW_CharLFO3LVL7_text_text" style:family="text">
      <style:text-properties style:font-name="Symbol"/>
    </style:style>
    <style:style style:name="WW_5f_CharLFO2LVL5_5f_text_5f_text" style:display-name="WW_CharLFO2LVL5_text_text" style:family="text">
      <style:text-properties style:font-name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tyle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7cm" fo:margin-left="0cm" fo:margin-right="0cm" fo:margin-bottom="0cm"/>
      </style:header-style>
      <style:footer-style>
        <style:header-footer-properties svg:height="1.27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Compte Rendu Réunion Externe 3</text:p>
      </style:header>
      <style:footer>
        <text:p text:style-name="MP2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Compte Rendu Réunion Interne 2</dc:title>
    <meta:creation-date>2013-11-06T19:35:00Z</meta:creation-date>
    <dc:date>2013-11-14T13:37:38</dc:date>
    <meta:editing-duration>PT11M47S</meta:editing-duration>
    <meta:editing-cycles>20</meta:editing-cycles>
    <dc:creator>CHEYNET Quentin</dc:creator>
    <meta:document-statistic meta:table-count="4" meta:image-count="1" meta:object-count="0" meta:page-count="2" meta:paragraph-count="70" meta:word-count="285" meta:character-count="1703" meta:non-whitespace-character-count="1481"/>
  </office:meta>
</office:document-meta>
</file>